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ъект1" text:anchor-type="as-char" svg:y="-0.318cm" svg:width="1.596cm" svg:height="0.35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29:29</dc:date>
    <dc:creator>artur </dc:creator>
    <meta:editing-duration>P0D</meta:editing-duration>
    <meta:editing-cycles>1</meta:editing-cycles>
    <meta:document-statistic meta:table-count="0" meta:image-count="0" meta:object-count="1" meta:page-count="1" meta:paragraph-count="1" meta:word-count="0" meta:character-count="1" meta:non-whitespace-character-count="0"/>
  </office:meta>
</office:document-meta>
</file>

<file path=Object 1/content.xml><?xml version="1.0" encoding="utf-8"?>
<math xmlns="http://www.w3.org/1998/Math/MathML">
  <semantics>
    <mrow>
      <mo stretchy="false">Α</mo>
      <mo stretchy="false">ϵ</mo>
      <mo stretchy="false">Ξ</mo>
      <mo stretchy="false">‰</mo>
    </mrow>
    <annotation encoding="StarMath 5.0">%iALPHA %iepsilon %XI %perthousand </annotation>
  </semantics>
</math>
</file>